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710d" officeooo:paragraph-rsid="0019710d"/>
    </style:style>
    <style:style style:name="P2" style:family="paragraph" style:parent-style-name="Standard">
      <style:text-properties officeooo:paragraph-rsid="0019710d"/>
    </style:style>
    <style:style style:name="P3" style:family="paragraph" style:parent-style-name="Standard">
      <style:text-properties officeooo:rsid="001ba643" officeooo:paragraph-rsid="001ba643"/>
    </style:style>
    <style:style style:name="P4" style:family="paragraph" style:parent-style-name="Standard">
      <style:text-properties officeooo:rsid="001d829d" officeooo:paragraph-rsid="001d829d"/>
    </style:style>
    <style:style style:name="P5" style:family="paragraph" style:parent-style-name="Standard">
      <style:text-properties officeooo:paragraph-rsid="001d829d"/>
    </style:style>
    <style:style style:name="P6" style:family="paragraph" style:parent-style-name="Standard">
      <style:text-properties officeooo:rsid="001dac79" officeooo:paragraph-rsid="001dac79"/>
    </style:style>
    <style:style style:name="P7" style:family="paragraph" style:parent-style-name="Standard">
      <style:text-properties officeooo:paragraph-rsid="001ba643"/>
    </style:style>
    <style:style style:name="P8" style:family="paragraph" style:parent-style-name="Standard">
      <style:text-properties fo:font-size="10.5pt" fo:font-style="italic" fo:font-weight="normal" officeooo:paragraph-rsid="001b3a10" style:font-size-asian="10.5pt" style:font-style-asian="italic" style:font-weight-asian="normal" style:font-size-complex="10.5pt" style:font-style-complex="italic" style:font-weight-complex="normal"/>
    </style:style>
    <style:style style:name="T1" style:family="text">
      <style:text-properties officeooo:rsid="0019710d"/>
    </style:style>
    <style:style style:name="T2" style:family="text">
      <style:text-properties officeooo:rsid="001b3a10"/>
    </style:style>
    <style:style style:name="T3" style:family="text">
      <style:text-properties officeooo:rsid="001ba643"/>
    </style:style>
    <style:style style:name="T4" style:family="text">
      <style:text-properties officeooo:rsid="001d829d"/>
    </style:style>
    <style:style style:name="T5" style:family="text">
      <style:text-properties officeooo:rsid="001dac79"/>
    </style:style>
    <style:style style:name="T6" style:family="text">
      <style:text-properties officeooo:rsid="001dc5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ó napot kívánok, sziasztok</text:p>
      <text:p text:style-name="P1"/>
      <text:p text:style-name="P2"><text:span text:style-name="T1">Az én témám az előzőhöz hasonlóan szintén a szövegelemző és annotáló rendszerek fejlesztése volt.</text:span></text:p>
      <text:p text:style-name="P1">Ezen belül én egy klasszifikálós feladatot, Könyvek műfaj szerinti meghatározását választottam. Célom az volt, hogy legyen egy programom, ami ha könyvet kap bemenetként, akkor kimenetként kiadja, hogy az milyen műfajba tartozik. </text:p>
      <text:p text:style-name="P1"/>
      <text:p text:style-name="P2"><text:span text:style-name="T1">Első lépésként meg kell nézni hogyan és mivel lehet feldolgozni az élőnyelvi szövegetek. <text:s/>eszkö</text:span><text:span text:style-name="T6">zök közül lehet válogatni</text:span><text:span text:style-name="T1">, amik közül a legnépszerűbbnek számító NLTK-t, Natural Language toolkitet használtam. </text:span><text:span text:style-name="T2">Pythonban lehet vele programozni, egyszerű a használata, </text:span><text:span text:style-name="T6">sok</text:span><text:span text:style-name="T2"> beépített függvénye van, ezek közül többnyire a dián látható részeit próbálgattam ki, csináltam hozzá kisebb nem csak a feladathoz kötődő programokat. </text:span></text:p>
      <text:p text:style-name="P8"><text:span text:style-name="T2">Rövid betekintő a szöveg feldolgozásának lépéseihez: tokenizálással kezdődik, a szöveg karakter sorozatait listába tesszük külön elemekként, ezeket normalizálni kell, nagy betűket kicsinyítjük, hogy ne térjenek el a mondatkezdő szavak a mondat közepén lévőktől. Stop szavakat, azaz a jelentéssel nem bíró szavakat, (pl there, mint az ott) illetve a speciális karaktereket (mint az írásjelek, mint pont vessző) töröljük. Innen tovább lehet a stemming-et alkalmazni, amikor lekerülnek a ragok a szavak végéről, lehet lemmatizálni </text:span><text:span text:style-name="T3">(ami szerint a szavakat tőszóra bontjuk le, pl az is létigéből be lesz). Lehet ezen felül N-grammokra bontani, amikor nem szavakat tárolunk külön, hanem szókapcsolatokat, így a jelentéstartal,ukat is figyelembe tudjuk venni az adott szavaknak.</text:span></text:p>
      <text:p text:style-name="P7"><text:span text:style-name="T3">A másik kettő még ami itt van, azért raktam bele, mert egészen sokat </text:span><text:span text:style-name="T6">próbálkoztam</text:span><text:span text:style-name="T3"> velük, a word cloud, ami ilyen szép szófelhőt készít a bemeneti szövegből, a képen épp az önáló laboratórium tárgykövetelményei látható. A másik a vader, ami </text:span><text:span text:style-name="T5">előző előadásban már látható volt. Én ezt a könyvek mondatonkénti elemzésére használtam és azt átlagoltam, természetesen mivel twitter üzenetekre készítették, nem feltétlen pontos.</text:span><text:span text:style-name="T3"> Itt az ábrán látható a kishercegnek a fejezetenkénti hangulatingadozása.</text:span></text:p>
      <text:p text:style-name="P3"/>
      <text:p text:style-name="P3">Most hogy tudunk szöveget feldolgozni, szükség lesz egy korpuszra. Probléma, hogy a könyvek nincsenek ingyen, ezért igazán nagy könyv<text:span text:style-name="T6">ekből álló</text:span> korpuszt egészen nehéz találni. </text:p>
      <text:p text:style-name="P3">Az elérhető legnagyobb ilyen könyvhalmaz amit találta a Gutenber projektre hallgat ,ahova a lejárt szerzői jogú könyveket töltik fel, több mint 60 ezer könyv található benne. Problémája az, hogy a lejárt szerzői jogú könyvek régiek, nagyrészt 19-20. század eleje, szóval régies nyelvezettel <text:span text:style-name="T6">íródtak</text:span>.</text:p>
      <text:p text:style-name="P3">Fel vannak címkézve adott könyvek, hogy miről szólnak nagyjából, ezek alapján szűrtem rá műfajokra, ezek közül ami ott van</text:p>
      <text:p text:style-name="P3">60 ezerhez képest meglepően kevés, ez azért is van, mert a legtöbb fenn lévő könyv szakmai könyv, nem pedig irodalmi.</text:p>
      <text:p text:style-name="P3"/>
      <text:p text:style-name="P7"><text:span text:style-name="T3">Megvan az 5 korpusz, ezeket felosztottam egyesével két halmazra 4:1 arányban, egy betanító és egy teszthalmazra. </text:span><text:span text:style-name="T5">Ebből 15-öt különböző esetet hoztam létre, </text:span><text:span text:style-name="T6">kiszűrjem az esetleges kiugró értékeket.</text:span></text:p>
      <text:p text:style-name="P4">Műfaj meghatározására a felettébb egyszerű bag of words modellt választottam. Lényege, hogy az adott halmazból kigyűjt minden elemet, és szótár formában odaírja mellé az előfodulásuk számát.</text:p>
      <text:p text:style-name="P5"><text:span text:style-name="T4">Többféleképpen is próbáltam felállítani szózsák modelleket, ami végül célra vezetett az az, hogy kiszedtem a műfaj könyveiben lévő szavakat, és az értékük az lett, hogy hányszor fordulnak elő az adott műfaj könyveiben</text:span></text:p>
      <text:p text:style-name="P4">Az egyik ilyen szózsákról lehet látni példát. Ránézésre nem sokat lehet kivenni még belőle, ezen később javítunk. </text:p>
      <text:p text:style-name="P5"><text:span text:style-name="T4">Még annyi kiegészítés, hogy nem az összes szót gyűjtöttem ki a könyvekből, hanem fix méretű mintát vettem belőlük, a 1000. és a 5000. szó közötti szavakat használtam. Így kerülöm el azt, hogy befolyásolják a könyvek hossza a szózsákunkat.</text:span></text:p>
      <text:p text:style-name="P5"><text:span text:style-name="T4">Már a bejövő könyveket össze lehetne hasonlítani ezekkel a szózsákokkal, de sok értelme még nincsen, mivel tele vannak számunkra haszontalan szavakkal, mivel sok olyan van, ami mind az öt műfajban nagyon sűrűn előfordul. Például a said a one és a man szó mindannyiuknál az első 3 leggyakoribb szó.</text:span></text:p>
      <text:p text:style-name="P4">Szükségünk van műfaj specifikus szavak meghatározására, amelyek definiálják az adott műfajt.</text:p>
      <text:p text:style-name="P4"><text:soft-page-break/>Ehhez a legnépszerűbb algoritmus a tfidf algoritmus. </text:p>
      <text:p text:style-name="P4">Term frequency megadja, hogy adott dokumentumon, vagy halmazon belül mennyire fontos az adott szó, hásznyszor szerepel a szó osztva az összes szó számával.</text:p>
      <text:p text:style-name="P4">Az inverse document frequency pedig megadja, hogy az a dokumentumokat tartalmazó halmazban mennyire egyedi az adott szó. 10-es alapu logaritmus (összes dokumentum osztva mennyi dokumentumban szerepel a szó). </text:p>
      <text:p text:style-name="P4">Az én esetemben az 5 szózsákomra alkalmaztam az algoritmust, nem külön a dokumentumokra. Megnéztem, hogy az adott szó hány a műfajban levő könyvben szerepel, és összehasonlítottam <text:span text:style-name="T5">azzal, hogy a többi műfajon belül hány könyvben fordul elő.</text:span></text:p>
      <text:p text:style-name="P6"/>
      <text:p text:style-name="P6">Miután ez megvan, rendeztem csökkenő sorrendben, és összefésültem őket. A teszthalmazban lévő könyveknél megnéztem, hogy a tulajdonságvektor szavai közül szerepel-e az adott könyv szavai között. Ha szerepel, akkor annak a szónak az értékét közeleb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9T12:51:11.317465243</meta:creation-date>
    <dc:date>2021-05-19T14:54:12.325628360</dc:date>
    <meta:editing-duration>PT10M12S</meta:editing-duration>
    <meta:editing-cycles>1</meta:editing-cycles>
    <meta:document-statistic meta:table-count="0" meta:image-count="0" meta:object-count="0" meta:page-count="2" meta:paragraph-count="22" meta:word-count="716" meta:character-count="4997" meta:non-whitespace-character-count="4296"/>
    <meta:generator>LibreOffice/6.4.7.2$Linux_X86_64 LibreOffice_project/40$Build-2</meta:generator>
  </office:meta>
</office:document-meta>
</file>